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0.86pt"/>
    </style:style>
    <style:style style:name="co2" style:family="table-column">
      <style:table-column-properties fo:break-before="auto" style:column-width="786.36pt"/>
    </style:style>
    <style:style style:name="co3" style:family="table-column">
      <style:table-column-properties fo:break-before="auto" style:column-width="716.34pt"/>
    </style:style>
    <style:style style:name="co4" style:family="table-column">
      <style:table-column-properties fo:break-before="auto" style:column-width="125.55pt"/>
    </style:style>
    <style:style style:name="co5" style:family="table-column">
      <style:table-column-properties fo:break-before="auto" style:column-width="334.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8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6"/>
        <table:table-row table:style-name="ro1">
          <table:table-cell table:style-name="ce1" office:value-type="string" calcext:value-type="string">
            <text:p>Hero</text:p>
          </table:table-cell>
          <table:table-cell table:style-name="ce4" office:value-type="string" calcext:value-type="string">
            <text:p>Bad Versus</text:p>
          </table:table-cell>
          <table:table-cell table:style-name="ce4" office:value-type="string" calcext:value-type="string">
            <text:p>Good Versus</text:p>
          </table:table-cell>
          <table:table-cell table:style-name="ce1" office:value-type="string" calcext:value-type="string">
            <text:p>Synergy With 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2" office:value-type="string" calcext:value-type="string">
            <text:p>Abaddon</text:p>
          </table:table-cell>
          <table:table-cell table:style-name="ce5" office:value-type="string" calcext:value-type="string">
            <text:p>Ancient Apparition, Anti-Mage, Brewmaster, Doom, Lina, Lion, Outworld Devourer, Shadow Demon, Slark, Undying</text:p>
          </table:table-cell>
          <table:table-cell table:style-name="ce5" office:value-type="string" calcext:value-type="string">
            <text:p>Death Prophet, Mirana, Bane, Batrider, Beastmaster, Chen, Techies, Bloodseeker, Necrophos</text:p>
          </table:table-cell>
          <table:table-cell table:style-name="ce5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Alchemist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Ancient Apparition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Anti-Mage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Arc Warden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Axe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Bane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Batrider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Beastmaster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Bloodseeker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Bounty Hunter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Brewmaster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Bristleback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Broodmother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Centaur Warrunner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Chaos Knight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Chen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Clinkz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Clockwerk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Crystal Maiden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Dark Seer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Dark Willow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Dazzle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Death Prophet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Disruptor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Doom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Dragon Knight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Drow Ranger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Earth Spirit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Earthshaker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Elder Titan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Ember Spirit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Enchantress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Enigma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Faceless Void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Grimstroke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Gyrocopter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Huskar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Invoker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Io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Jakiro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Juggernaut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Keeper of the Light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Kunkka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Legion Commander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Leshrac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Lich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Lifestealer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Lina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Lion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Lone Druid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Luna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Lycan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Magnus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Mars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Medusa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Meepo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Mirana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Morphling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Monkey King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Naga Siren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Nature’s Prophe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ecropho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ight Stalker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yx Assassi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Ogre Magi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Omniknigh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Oracl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Outworld Devour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ngolier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hantom Assassi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hantom Lancer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hoenix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uck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udg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ugna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Queen of Pai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Razor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Riki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Rubick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Sand King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Shadow Demo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Shadow Fiend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Shadow Shama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Silencer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Skywrath Mag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Slardar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Slark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Sniper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Spectr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Spirit Breaker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Storm Spiri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Sve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chie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mplar Assassi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rrorblad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idehunter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imbersaw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inker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iny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reant Protector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roll Warlord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us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Underlord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Undying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Ursa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ngeful Spiri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nomancer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iper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isag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Warlock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Weaver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Windranger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Winter Wyver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Witch Doctor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Wraith King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Zeus</text:p>
          </table:table-cell>
          <table:table-cell table:number-columns-repeated="1023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1">00/00/0000</text:date>, <text:time style:data-style-name="N2" text:time-value="18:37:12.764659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3-31T18:57:44.573468797</dc:date>
    <dc:creator>Ilya Shpigor</dc:creator>
    <meta:editing-duration>PT6H37M40S</meta:editing-duration>
    <meta:editing-cycles>540</meta:editing-cycles>
    <meta:document-statistic meta:table-count="1" meta:cell-count="123" meta:object-count="0"/>
  </office:meta>
</office:document-meta>
</file>